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596" officeooo:paragraph-rsid="00040596"/>
    </style:style>
    <style:style style:name="P2" style:family="paragraph" style:parent-style-name="Standard">
      <style:text-properties fo:font-weight="bold" officeooo:rsid="0004e83e" officeooo:paragraph-rsid="0004e83e" style:font-weight-asian="bold" style:font-weight-complex="bold"/>
    </style:style>
    <style:style style:name="P3" style:family="paragraph" style:parent-style-name="Standard">
      <style:text-properties officeooo:rsid="000be648" officeooo:paragraph-rsid="000be648"/>
    </style:style>
    <style:style style:name="P4" style:family="paragraph" style:parent-style-name="Standard">
      <style:text-properties officeooo:rsid="000cfa8f" officeooo:paragraph-rsid="000cfa8f"/>
    </style:style>
    <style:style style:name="P5" style:family="paragraph" style:parent-style-name="Standard">
      <style:text-properties officeooo:rsid="000d3fec" officeooo:paragraph-rsid="000d3fec"/>
    </style:style>
    <style:style style:name="P6" style:family="paragraph" style:parent-style-name="Standard">
      <style:text-properties officeooo:rsid="000e8310" officeooo:paragraph-rsid="000d3fec"/>
    </style:style>
    <style:style style:name="T1" style:family="text">
      <style:text-properties officeooo:rsid="000cfa8f"/>
    </style:style>
    <style:style style:name="T2" style:family="text">
      <style:text-properties officeooo:rsid="000d3fec"/>
    </style:style>
    <style:style style:name="T3" style:family="text">
      <style:text-properties officeooo:rsid="000df78a"/>
    </style:style>
    <style:style style:name="T4" style:family="text">
      <style:text-properties officeooo:rsid="000e8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lementing DevOps2.0 Concepts into Jolie: Unit Test</text:p>
      <text:p text:style-name="P1"/>
      <text:p text:style-name="P3">The purpose of DevOps2.0 is <text:span text:style-name="T1">to simplify the collaboration between technical and non-technical team in software developing process. This goal is reached better exploiting microservices to develop better and stable functionality easily deployable to end-users. The world nowadays is changing from monolithic software architecture to distributed system and the better way to support this changing is the exploitation of instrument like Container and Microserives.</text:span></text:p>
      <text:p text:style-name="P3"/>
      <text:p text:style-name="P4">Since Jolie Language is microservices oriented we think that it will fit in this vision. <text:span text:style-name="T2">So</text:span> we <text:span text:style-name="T2">started to develop a testing and development process inspired on DevOps concepts of Continuous Deployment to provide a full automatized testing and deployment enviroment using Jolie and Docker.</text:span></text:p>
      <text:p text:style-name="P4"/>
      <text:p text:style-name="P5">This full-automatized process can be separated in some main step:</text:p>
      <text:p text:style-name="P5">- Code Quality <text:span text:style-name="T3">Review</text:span> of every microservice (for now this is less important)</text:p>
      <text:p text:style-name="P5">- Unit Testing of operations inside every microservice that need to be deployed</text:p>
      <text:p text:style-name="P5">- Integration Test of our <text:span text:style-name="T4">System’s functionality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2:12:14.794444296</meta:creation-date>
    <dc:date>2017-09-12T14:38:28.914476783</dc:date>
    <meta:editing-duration>PT8M16S</meta:editing-duration>
    <meta:editing-cycles>3</meta:editing-cycles>
    <meta:generator>LibreOffice/5.4.1.2$Linux_X86_64 LibreOffice_project/40m0$Build-2</meta:generator>
    <meta:document-statistic meta:table-count="0" meta:image-count="0" meta:object-count="0" meta:page-count="1" meta:paragraph-count="7" meta:word-count="159" meta:character-count="1069" meta:non-whitespace-character-count="917"/>
  </office:meta>
</office:document-meta>
</file>